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4.4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lefone</text:p>
          </table:table-cell>
        </table:table-row>
        <table:table-row table:style-name="ro1">
          <table:table-cell office:value-type="string" calcext:value-type="string">
            <text:p>Marcos Paulo</text:p>
          </table:table-cell>
          <table:table-cell office:value-type="float" office:value="99999999" calcext:value-type="float">
            <text:p>99999999</text:p>
          </table:table-cell>
        </table:table-row>
        <table:table-row table:style-name="ro1">
          <table:table-cell office:value-type="string" calcext:value-type="string">
            <text:p>Vitão</text:p>
          </table:table-cell>
          <table:table-cell office:value-type="float" office:value="98999999" calcext:value-type="float">
            <text:p>98999999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float" office:value="97999999" calcext:value-type="float">
            <text:p>97999999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7:58:27.470844500</meta:creation-date>
    <dc:language>pt-BR</dc:language>
    <dc:date>2025-08-17T17:59:14.825350000</dc:date>
    <meta:editing-cycles>2</meta:editing-cycles>
    <meta:editing-duration>PT3M49S</meta:editing-duration>
    <meta:generator>LibreOffice/25.2.5.2$Windows_X86_64 LibreOffice_project/03d19516eb2e1dd5d4ccd751a0d6f35f35e08022</meta:generator>
    <meta:document-statistic meta:table-count="1" meta:cell-count="8" meta:object-count="0"/>
    <meta:user-defined meta:name="AppVersion">15.0000</meta:user-defined>
  </office:meta>
</office:document-meta>
</file>